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top="0cm" fo:margin-bottom="0.041cm" loext:contextual-spacing="false"/>
      <style:text-properties fo:font-size="16pt" fo:font-weight="normal" officeooo:paragraph-rsid="0019da0d" style:font-size-asian="16pt" style:font-weight-asian="normal" style:font-size-complex="16pt" style:font-weight-complex="normal"/>
    </style:style>
    <style:style style:name="P2" style:family="paragraph" style:parent-style-name="Default">
      <style:paragraph-properties fo:margin-top="0cm" fo:margin-bottom="0.041cm" loext:contextual-spacing="false" fo:text-align="start" style:justify-single-word="false"/>
      <style:text-properties fo:font-size="16pt" officeooo:paragraph-rsid="0019da0d" style:font-size-asian="16pt" style:font-size-complex="16pt"/>
    </style:style>
    <style:style style:name="P3" style:family="paragraph" style:parent-style-name="Default" style:list-style-name="WWNum19">
      <style:paragraph-properties fo:margin-top="0cm" fo:margin-bottom="0.041cm" loext:contextual-spacing="false"/>
      <style:text-properties officeooo:paragraph-rsid="0019da0d"/>
    </style:style>
    <style:style style:name="P4" style:family="paragraph" style:parent-style-name="Default" style:list-style-name="WWNum17">
      <style:paragraph-properties fo:margin-top="0cm" fo:margin-bottom="0.041cm" loext:contextual-spacing="false" fo:text-align="start" style:justify-single-word="false"/>
      <style:text-properties officeooo:paragraph-rsid="0019da0d"/>
    </style:style>
    <style:style style:name="P5" style:family="paragraph" style:parent-style-name="Default">
      <style:paragraph-properties fo:margin-top="0cm" fo:margin-bottom="0.041cm" loext:contextual-spacing="false" fo:text-align="start" style:justify-single-word="false"/>
      <style:text-properties officeooo:paragraph-rsid="0019da0d"/>
    </style:style>
    <style:style style:name="P6" style:family="paragraph" style:parent-style-name="List_20_Paragraph">
      <style:text-properties fo:font-size="16pt" officeooo:paragraph-rsid="0019da0d" style:font-size-asian="16pt" style:font-size-complex="16pt"/>
    </style:style>
    <style:style style:name="P7" style:family="paragraph" style:parent-style-name="List_20_Paragraph" style:list-style-name="WWNum17">
      <style:text-properties officeooo:paragraph-rsid="0019da0d"/>
    </style:style>
    <style:style style:name="P8" style:family="paragraph" style:parent-style-name="List_20_Paragraph" style:list-style-name="WWNum16">
      <loext:graphic-properties draw:fill="solid" draw:fill-color="#ffffff"/>
      <style:paragraph-properties fo:margin-top="0cm" fo:margin-bottom="0.106cm" loext:contextual-spacing="true" fo:line-height="100%" fo:background-color="#ffffff"/>
      <style:text-properties fo:font-size="16pt" fo:font-weight="normal" officeooo:paragraph-rsid="0019da0d" style:font-size-asian="16pt" style:font-weight-asian="normal" style:font-size-complex="16pt" style:font-weight-complex="normal"/>
    </style:style>
    <style:style style:name="P9" style:family="paragraph" style:parent-style-name="List_20_Paragraph">
      <style:paragraph-properties fo:margin-left="0.635cm" fo:margin-right="0cm" fo:margin-top="0cm" fo:margin-bottom="0.041cm" loext:contextual-spacing="false" fo:text-align="start" style:justify-single-word="false" fo:text-indent="0cm" style:auto-text-indent="false"/>
      <style:text-properties fo:font-size="16pt" officeooo:paragraph-rsid="0019da0d" style:font-size-asian="16pt" style:font-size-complex="16pt"/>
    </style:style>
    <style:style style:name="P10" style:family="paragraph" style:parent-style-name="List_20_Paragraph">
      <style:paragraph-properties fo:margin-left="0.635cm" fo:margin-right="0cm" fo:margin-top="0cm" fo:margin-bottom="0.041cm" loext:contextual-spacing="false" fo:text-align="start" style:justify-single-word="false" fo:text-indent="0cm" style:auto-text-indent="false"/>
      <style:text-properties style:font-name="Arial" fo:font-size="16pt" fo:font-weight="bold" officeooo:paragraph-rsid="0019da0d" style:font-size-asian="16pt" style:font-weight-asian="bold" style:font-name-complex="Arial1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9da0d" officeooo:paragraph-rsid="0019da0d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9da0d" officeooo:paragraph-rsid="0019da0d" style:font-size-asian="14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weight="bold" officeooo:rsid="0019da0d" officeooo:paragraph-rsid="0019da0d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9da0d" officeooo:paragraph-rsid="0019da0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9da0d" officeooo:paragraph-rsid="0019da0d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officeooo:paragraph-rsid="0019da0d" style:font-size-asian="16pt" style:font-size-complex="16pt"/>
    </style:style>
    <style:style style:name="P17" style:family="paragraph" style:parent-style-name="Standard">
      <loext:graphic-properties draw:fill="solid" draw:fill-color="#ffffff"/>
      <style:paragraph-properties fo:margin-top="0cm" fo:margin-bottom="0.106cm" loext:contextual-spacing="false" fo:line-height="100%" fo:background-color="#ffffff"/>
      <style:text-properties fo:font-size="16pt" fo:font-weight="normal" officeooo:paragraph-rsid="0019da0d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0.635cm" fo:margin-right="0cm" fo:margin-top="0cm" fo:margin-bottom="0.041cm" loext:contextual-spacing="false" fo:text-align="start" style:justify-single-word="false" fo:text-indent="0cm" style:auto-text-indent="false"/>
      <style:text-properties fo:font-size="16pt" officeooo:paragraph-rsid="0019da0d" style:font-size-asian="16pt" style:font-size-complex="16pt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fo:font-size="16pt" officeooo:paragraph-rsid="0019da0d" style:font-size-asian="16pt" style:font-size-complex="16pt"/>
    </style:style>
    <style:style style:name="P20" style:family="paragraph" style:parent-style-name="Standard">
      <style:paragraph-properties fo:margin-left="0.751cm" fo:margin-right="0cm" fo:text-indent="0cm" style:auto-text-indent="false"/>
      <style:text-properties fo:font-size="16pt" officeooo:paragraph-rsid="0019da0d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" fo:font-size="18pt" fo:background-color="#ffffff" loext:char-shading-value="0" style:font-size-asian="18pt" style:font-name-complex="Arial1" style:font-size-complex="18pt"/>
    </style:style>
    <style:style style:name="T3" style:family="text">
      <style:text-properties style:font-name="Arial" fo:font-size="18pt" style:font-name-asian="Times New Roman" style:font-size-asian="18pt" style:language-asian="en" style:country-asian="IN" style:font-name-complex="Arial1" style:font-size-complex="18pt"/>
    </style:style>
    <style:style style:name="T4" style:family="text">
      <style:text-properties style:font-name="Arial" fo:font-size="18pt" fo:font-weight="bold" style:font-name-asian="Times New Roman" style:font-size-asian="18pt" style:language-asian="en" style:country-asian="IN" style:font-weight-asian="bold" style:font-name-complex="Arial1" style:font-size-complex="18pt" style:font-weight-complex="bold"/>
    </style:style>
    <style:style style:name="T5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6" style:family="text">
      <style:text-properties style:font-name="Arial" fo:font-size="18pt" style:font-size-asian="18pt" style:font-name-complex="Arial1" style:font-size-complex="18pt"/>
    </style:style>
    <style:style style:name="T7" style:family="text">
      <style:text-properties style:font-name="Arial" fo:font-size="18pt" fo:font-weight="normal" style:font-size-asian="18pt" style:font-weight-asian="normal" style:font-name-complex="Arial1" style:font-size-complex="18pt"/>
    </style:style>
    <style:style style:name="T8" style:family="text">
      <style:text-properties style:font-name="Arial" fo:background-color="#ffffff" loext:char-shading-value="0" style:font-name-complex="Arial1"/>
    </style:style>
    <style:style style:name="T9" style:family="text">
      <style:text-properties style:font-name="Arial" fo:font-size="24pt" fo:font-weight="bold" fo:background-color="#ffffff" loext:char-shading-value="0" style:font-size-asian="24pt" style:font-weight-asian="bold" style:font-name-complex="Arial1" style:font-size-complex="24pt"/>
    </style:style>
    <style:style style:name="T10" style:family="text">
      <style:text-properties style:font-name="Arial" fo:font-weight="bold" fo:background-color="#ffffff" loext:char-shading-value="0" style:font-weight-asian="bold" style:font-name-complex="Arial1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style:font-name-asian="Times New Roman" style:language-asian="en" style:country-asian="IN" style:font-name-complex="Arial1"/>
    </style:style>
    <style:style style:name="T13" style:family="text">
      <style:text-properties style:font-name="Arial" fo:font-size="22pt" style:font-size-asian="22pt" style:font-name-complex="Arial1" style:font-size-complex="22pt"/>
    </style:style>
    <style:style style:name="T14" style:family="text">
      <style:text-properties style:font-name="Arial" fo:font-size="22pt" fo:font-weight="bold" style:font-size-asian="22pt" style:font-weight-asian="bold" style:font-name-complex="Arial1" style:font-size-complex="22pt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fo:font-weight="normal" style:font-weight-asian="normal" style:font-name-complex="Arial1"/>
    </style:style>
    <style:style style:name="T17" style:family="text">
      <style:text-properties style:font-name="Arial" fo:font-size="16pt" fo:font-weight="normal" style:font-size-asian="16pt" style:font-weight-asian="normal" style:font-name-complex="Arial1" style:font-size-complex="16pt"/>
    </style:style>
    <style:style style:name="T18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19" style:family="text">
      <style:text-properties style:font-name="Arial" fo:font-size="16pt" style:font-size-asian="16pt" style:font-name-complex="Arial1" style:font-size-complex="16pt"/>
    </style:style>
    <style:style style:name="T20" style:family="text">
      <style:text-properties fo:font-size="24pt" fo:font-weight="bold" style:font-size-asian="24pt" style:font-weight-asian="bold" style:font-size-complex="24pt"/>
    </style:style>
    <style:style style:name="T21" style:family="text">
      <style:text-properties style:use-window-font-color="true" fo:font-size="18pt" style:font-size-asian="18pt" style:font-size-complex="18pt"/>
    </style:style>
    <style:style style:name="T22" style:family="text">
      <style:text-properties style:use-window-font-color="true" style:font-name="Arial" fo:font-size="18pt" fo:font-weight="bold" fo:background-color="#ffffff" loext:char-shading-value="0" style:font-size-asian="18pt" style:font-weight-asian="bold" style:font-name-complex="Arial1" style:font-size-complex="18pt"/>
    </style:style>
    <style:style style:name="T23" style:family="text">
      <style:text-properties style:use-window-font-color="true" style:font-name="Arial" fo:font-size="18pt" fo:background-color="#ffffff" loext:char-shading-value="0" style:font-size-asian="18pt" style:font-name-complex="Arial1" style:font-size-complex="18pt"/>
    </style:style>
    <style:style style:name="T24" style:family="text">
      <style:text-properties style:use-window-font-color="true" style:font-name="Arial" fo:font-size="16pt" fo:font-weight="normal" officeooo:rsid="0019da0d" fo:background-color="#ffffff" loext:char-shading-value="0" style:font-size-asian="16pt" style:font-weight-asian="normal" style:font-name-complex="Arial1" style:font-size-complex="16pt" style:font-weight-complex="normal"/>
    </style:style>
    <style:style style:name="T25" style:family="text">
      <style:text-properties style:use-window-font-color="true" style:font-name="Arial" fo:font-size="14pt" fo:font-weight="normal" officeooo:rsid="0019da0d" fo:background-color="#ffffff" loext:char-shading-value="0" style:font-size-asian="14pt" style:font-weight-asian="normal" style:font-name-complex="Arial1" style:font-size-complex="14pt" style:font-weight-complex="normal"/>
    </style:style>
    <style:style style:name="T26" style:family="text">
      <style:text-properties style:use-window-font-color="true" style:font-name="Arial" fo:font-size="14pt" fo:font-weight="normal" officeooo:rsid="0019da0d" fo:background-color="#ffffff" loext:char-shading-value="0" style:font-size-asian="14pt" style:font-weight-asian="normal" style:font-name-complex="Arial1" style:font-size-complex="14pt" style:font-weight-complex="bold"/>
    </style:style>
    <style:style style:name="T27" style:family="text">
      <style:text-properties style:use-window-font-color="true" style:font-name="Arial" fo:font-size="14pt" fo:font-style="italic" fo:font-weight="normal" officeooo:rsid="0019da0d" fo:background-color="#ffffff" loext:char-shading-value="0" style:font-size-asian="14pt" style:font-style-asian="italic" style:font-weight-asian="normal" style:font-name-complex="Arial1" style:font-size-complex="14pt" style:font-style-complex="italic" style:font-weight-complex="bold"/>
    </style:style>
    <style:style style:name="T28" style:family="text">
      <style:text-properties style:use-window-font-color="true" style:font-name="Arial" fo:font-weight="normal" officeooo:rsid="0019da0d" fo:background-color="#ffffff" loext:char-shading-value="0" style:font-weight-asian="normal" style:font-name-complex="Arial1" style:font-weight-complex="normal"/>
    </style:style>
    <style:style style:name="T29" style:family="text">
      <style:text-properties style:use-window-font-color="true" style:font-name="Arial" fo:font-weight="normal" officeooo:rsid="0019da0d" fo:background-color="#ffffff" loext:char-shading-value="0" style:font-weight-asian="normal" style:font-name-complex="Arial1" style:font-weight-complex="bold"/>
    </style:style>
    <style:style style:name="T30" style:family="text">
      <style:text-properties style:use-window-font-color="true" style:font-name="Arial" fo:font-style="italic" fo:font-weight="normal" officeooo:rsid="0019da0d" fo:background-color="#ffffff" loext:char-shading-value="0" style:font-style-asian="italic" style:font-weight-asian="normal" style:font-name-complex="Arial1" style:font-style-complex="italic" style:font-weight-complex="bold"/>
    </style:style>
    <style:style style:name="T31" style:family="text">
      <style:text-properties style:use-window-font-color="true" fo:font-size="22pt" style:font-size-asian="22pt" style:font-size-complex="22pt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fo:font-weight="bold" style:font-weight-asian="bold"/>
    </style:style>
    <style:style style:name="T37" style:family="text">
      <style:text-properties fo:color="#000000" style:font-name="Arial" fo:font-size="18pt" style:font-size-asian="18pt" style:font-name-complex="Arial1" style:font-size-complex="18pt"/>
    </style:style>
    <style:style style:name="T38" style:family="text">
      <style:text-properties fo:color="#000000" style:font-name="Arial" style:font-name-complex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tatistics Worksheet </text:p>
      <text:p text:style-name="P11"/>
      <text:list xml:id="list3173511697" text:style-name="L1">
        <text:list-item>
          <text:p text:style-name="P13">A</text:p>
        </text:list-item>
        <text:list-item>
          <text:p text:style-name="P13">A</text:p>
        </text:list-item>
        <text:list-item>
          <text:p text:style-name="P13">B</text:p>
        </text:list-item>
        <text:list-item>
          <text:p text:style-name="P13">D</text:p>
        </text:list-item>
        <text:list-item>
          <text:p text:style-name="P13">C</text:p>
        </text:list-item>
        <text:list-item>
          <text:p text:style-name="P13">B</text:p>
        </text:list-item>
        <text:list-item>
          <text:p text:style-name="P13">B</text:p>
        </text:list-item>
        <text:list-item>
          <text:p text:style-name="P13">A</text:p>
        </text:list-item>
        <text:list-item>
          <text:p text:style-name="P13">C</text:p>
        </text:list-item>
      </text:list>
      <text:p text:style-name="P12"/>
      <text:p text:style-name="P14">10. What do you understand by the term Normal Distribution?</text:p>
      <text:p text:style-name="P15"><text:span text:style-name="T8"><text:s text:c="4"/>The normal distribution is a continuous probability distribution that is symmetrical on both sides of the mean.it is a bell shaped symmetrical graph with an infinitely long base.Mean ,median &amp; mode all are located at center</text:span></text:p>
      <text:p text:style-name="P15"><text:span text:style-name="T8"/></text:p>
      <text:p text:style-name="P15"><text:span text:style-name="T10">11. How do you handle missing data? What imputation techniques do you recommend?</text:span></text:p>
      <text:p text:style-name="P15"><text:span text:style-name="T10"/></text:p>
      <text:p text:style-name="P1"><text:span text:style-name="T32">Missing data can be handled by 2 ways:</text:span></text:p>
      <text:list xml:id="list1023397810" text:style-name="WWNum16">
        <text:list-item>
          <text:p text:style-name="P8"><text:span text:style-name="T12">Deleting Rows with missing values.</text:span></text:p>
        </text:list-item>
      </text:list>
      <text:p text:style-name="P17"><text:span text:style-name="T12">If there is very less null values present in data set,we can directly drop them.</text:span></text:p>
      <text:list xml:id="list13537645983441" text:continue-numbering="true" text:style-name="WWNum16">
        <text:list-item>
          <text:p text:style-name="P8"><text:span text:style-name="T12">Impute missing values for continuous <text:s/>&amp; categorical variable.</text:span></text:p>
        </text:list-item>
      </text:list>
      <text:list xml:id="list2382538212" text:style-name="WWNum19">
        <text:list-item>
          <text:p text:style-name="P3"><text:span text:style-name="T33">Mean imputation for continuous data.</text:span></text:p>
        </text:list-item>
      </text:list>
      <text:list xml:id="list1470054554" text:style-name="WWNum17">
        <text:list-item>
          <text:p text:style-name="P4"><text:span text:style-name="T24">Mode imputation for categorical data.</text:span></text:p>
        </text:list-item>
      </text:list>
      <text:p text:style-name="P5"><text:span text:style-name="T24"/></text:p>
      <text:p text:style-name="P2"><text:span text:style-name="T28"/></text:p>
      <text:p text:style-name="P19"><text:span text:style-name="T36">12. What is A/B testing?</text:span></text:p>
      <text:p text:style-name="P18"><text:span text:style-name="T28"><text:s/></text:span><text:span text:style-name="T29">A</text:span><text:span text:style-name="T28">/</text:span><text:span text:style-name="T29">B testing</text:span><text:span text:style-name="T28"> is basically </text:span><text:span text:style-name="T29">statistical</text:span><text:span text:style-name="T28"> hypothesis </text:span><text:span text:style-name="T29">testing</text:span><text:span text:style-name="T28">, or, in other words, </text:span><text:span text:style-name="T29">statistical</text:span><text:span text:style-name="T28"> inference. It is </text:span><text:span text:style-name="T29">an</text:span><text:span text:style-name="T28"> analytical method for making decisions that estimates population parameters based on sample </text:span><text:span text:style-name="T29">statistics</text:span><text:span text:style-name="T28">.</text:span></text:p>
      <text:p text:style-name="P18"><text:span text:style-name="T28"/></text:p>
      <text:p text:style-name="P19"><text:span text:style-name="T36"/></text:p>
      <text:p text:style-name="P19"><text:span text:style-name="T36"/></text:p>
      <text:p text:style-name="P19"><text:soft-page-break/><text:span text:style-name="T36">14</text:span><text:bookmark text:name="_GoBack"/><text:span text:style-name="T36">. What is linear regression in statistics?</text:span></text:p>
      <text:p text:style-name="P19"><text:s/>Linear regression attempts to model the relationship between two variables by fitting a linear equation to observed data. One variable is considered to be an explanatory variable, and the other is considered to be a dependent variable.</text:p>
      <text:p text:style-name="P6"/>
      <text:p text:style-name="P9"><text:span text:style-name="T28">A linear regression line has an equation of the form </text:span><text:span text:style-name="T30">Y = a + bX</text:span><text:span text:style-name="T28">, where </text:span><text:span text:style-name="T30">X</text:span><text:span text:style-name="T28"> is the explanatory variable and </text:span><text:span text:style-name="T30">Y</text:span><text:span text:style-name="T28"> is the dependent variable. The slope of the line is </text:span><text:span text:style-name="T30">b</text:span><text:span text:style-name="T28">, and </text:span><text:span text:style-name="T30">a</text:span><text:span text:style-name="T28"> is the intercept (the value of </text:span><text:span text:style-name="T30">y</text:span><text:span text:style-name="T28"> when </text:span><text:span text:style-name="T30">x</text:span><text:span text:style-name="T28"> = 0).</text:span></text:p>
      <text:p text:style-name="P9"><text:span text:style-name="T28"/></text:p>
      <text:p text:style-name="P9"><text:span text:style-name="T28"/></text:p>
      <text:p text:style-name="P16"><text:span text:style-name="T36">15. What are the various branches of statistics?</text:span></text:p>
      <text:p text:style-name="P16"><text:span text:style-name="T15">Main branch of statistics are :-</text:span></text:p>
      <text:p text:style-name="P20"><text:span text:style-name="T15"><text:s/>1.Descriptive statistics:</text:span></text:p>
      <text:p text:style-name="P6"><text:span text:style-name="T15">It refers to method for summarizing &amp; organizing the information </text:span><text:bookmark text:name="_GoBack1"/><text:span text:style-name="T15">in a dataset. there are two general types of descriptive statistic that are used to describe data:</text:span></text:p>
      <text:list xml:id="list13536787550798" text:continue-numbering="true" text:style-name="WWNum17">
        <text:list-item>
          <text:p text:style-name="P7"><text:span text:style-name="Strong"><text:span text:style-name="T17">Measures of central tendency:</text:span></text:span><text:span text:style-name="T18"> </text:span></text:p>
        </text:list-item>
        <text:list-item>
          <text:p text:style-name="P7"><text:span text:style-name="T19">Spred of data</text:span></text:p>
        </text:list-item>
      </text:list>
      <text:p text:style-name="P6"><text:span text:style-name="T15">2.Inferential statistics</text:span><text:span text:style-name="T11">:</text:span></text:p>
      <text:p text:style-name="P6"><text:span text:style-name="T38">This involves drawing right conclusion from the statistical analysis that has been performed using descriptive analysis.</text:span></text:p>
      <text:p text:style-name="P10"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US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ListLabel_20_5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01:25:38.802404904</meta:creation-date>
    <dc:date>2021-03-13T01:35:36.673049477</dc:date>
    <meta:editing-duration>PT9M58S</meta:editing-duration>
    <meta:editing-cycles>1</meta:editing-cycles>
    <meta:document-statistic meta:table-count="0" meta:image-count="0" meta:object-count="0" meta:page-count="2" meta:paragraph-count="32" meta:word-count="324" meta:character-count="1893" meta:non-whitespace-character-count="1606"/>
    <meta:generator>LibreOffice/6.4.6.2$Linux_X86_64 LibreOffice_project/40$Build-2</meta:generator>
  </office:meta>
</office:document-meta>
</file>